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eleration_with_interagent_dist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IF([.B2]+[.C2]&gt;0;[.B2]/([.B2]+[.C2]);0)" office:value-type="float" office:value="0.157894736842105" calcext:value-type="float">
            <text:p>0.157894736842105</text:p>
          </table:table-cell>
          <table:table-cell table:formula="of:=[.B2]/([.B2]+[.E2])" office:value-type="float" office:value="0.428571428571429" calcext:value-type="float">
            <text:p>0.428571428571429</text:p>
          </table:table-cell>
          <table:table-cell table:formula="of:=[.B2]/([.B2]+0.5*([.C2]+[.E2]))" office:value-type="float" office:value="0.230769230769231" calcext:value-type="float">
            <text:p>0.23076923076923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[.B3]+[.C3]&gt;0;[.B3]/([.B3]+[.C3]);0)" office:value-type="float" office:value="0.214285714285714" calcext:value-type="float">
            <text:p>0.214285714285714</text:p>
          </table:table-cell>
          <table:table-cell table:formula="of:=[.B3]/([.B3]+[.E3])" office:value-type="float" office:value="0.428571428571429" calcext:value-type="float">
            <text:p>0.428571428571429</text:p>
          </table:table-cell>
          <table:table-cell table:formula="of:=[.B3]/([.B3]+0.5*([.C3]+[.E3]))" office:value-type="float" office:value="0.285714285714286" calcext:value-type="float">
            <text:p>0.2857142857142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IF([.B4]+[.C4]&gt;0;[.B4]/([.B4]+[.C4]);0)" office:value-type="float" office:value="0.416666666666667" calcext:value-type="float">
            <text:p>0.416666666666667</text:p>
          </table:table-cell>
          <table:table-cell table:formula="of:=[.B4]/([.B4]+[.E4])" office:value-type="float" office:value="0.714285714285714" calcext:value-type="float">
            <text:p>0.714285714285714</text:p>
          </table:table-cell>
          <table:table-cell table:formula="of:=[.B4]/([.B4]+0.5*([.C4]+[.E4]))" office:value-type="float" office:value="0.526315789473684" calcext:value-type="float">
            <text:p>0.5263157894736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5]+[.C5]&gt;0;[.B5]/([.B5]+[.C5]);0)" office:value-type="float" office:value="0.222222222222222" calcext:value-type="float">
            <text:p>0.222222222222222</text:p>
          </table:table-cell>
          <table:table-cell table:formula="of:=[.B5]/([.B5]+[.E5])" office:value-type="float" office:value="0.5" calcext:value-type="float">
            <text:p>0.5</text:p>
          </table:table-cell>
          <table:table-cell table:formula="of:=[.B5]/([.B5]+0.5*([.C5]+[.E5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[.B6]+[.C6]&gt;0;[.B6]/([.B6]+[.C6]);0)" office:value-type="float" office:value="0.142857142857143" calcext:value-type="float">
            <text:p>0.142857142857143</text:p>
          </table:table-cell>
          <table:table-cell table:formula="of:=[.B6]/([.B6]+[.E6])" office:value-type="float" office:value="0.25" calcext:value-type="float">
            <text:p>0.25</text:p>
          </table:table-cell>
          <table:table-cell table:formula="of:=[.B6]/([.B6]+0.5*([.C6]+[.E6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B7]+[.C7]&gt;0;[.B7]/([.B7]+[.C7]);0)" office:value-type="float" office:value="0.466666666666667" calcext:value-type="float">
            <text:p>0.466666666666667</text:p>
          </table:table-cell>
          <table:table-cell table:formula="of:=[.B7]/([.B7]+[.E7])" office:value-type="float" office:value="0.875" calcext:value-type="float">
            <text:p>0.875</text:p>
          </table:table-cell>
          <table:table-cell table:formula="of:=[.B7]/([.B7]+0.5*([.C7]+[.E7]))" office:value-type="float" office:value="0.608695652173913" calcext:value-type="float">
            <text:p>0.6086956521739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8]+[.C8]&gt;0;[.B8]/([.B8]+[.C8]);0)" office:value-type="float" office:value="0.25" calcext:value-type="float">
            <text:p>0.25</text:p>
          </table:table-cell>
          <table:table-cell table:formula="of:=[.B8]/([.B8]+[.E8])" office:value-type="float" office:value="0.571428571428571" calcext:value-type="float">
            <text:p>0.571428571428571</text:p>
          </table:table-cell>
          <table:table-cell table:formula="of:=[.B8]/([.B8]+0.5*([.C8]+[.E8]))" office:value-type="float" office:value="0.347826086956522" calcext:value-type="float">
            <text:p>0.3478260869565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IF([.B9]+[.C9]&gt;0;[.B9]/([.B9]+[.C9]);0)" office:value-type="float" office:value="0.25" calcext:value-type="float">
            <text:p>0.25</text:p>
          </table:table-cell>
          <table:table-cell table:formula="of:=[.B9]/([.B9]+[.E9])" office:value-type="float" office:value="0.375" calcext:value-type="float">
            <text:p>0.375</text:p>
          </table:table-cell>
          <table:table-cell table:formula="of:=[.B9]/([.B9]+0.5*([.C9]+[.E9]))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F([.B10]+[.C10]&gt;0;[.B10]/([.B10]+[.C10]);0)" office:value-type="float" office:value="0.230769230769231" calcext:value-type="float">
            <text:p>0.230769230769231</text:p>
          </table:table-cell>
          <table:table-cell table:formula="of:=[.B10]/([.B10]+[.E10])" office:value-type="float" office:value="0.375" calcext:value-type="float">
            <text:p>0.375</text:p>
          </table:table-cell>
          <table:table-cell table:formula="of:=[.B10]/([.B10]+0.5*([.C10]+[.E10]))" office:value-type="float" office:value="0.285714285714286" calcext:value-type="float">
            <text:p>0.2857142857142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IF([.B11]+[.C11]&gt;0;[.B11]/([.B11]+[.C11]);0)" office:value-type="float" office:value="0.307692307692308" calcext:value-type="float">
            <text:p>0.307692307692308</text:p>
          </table:table-cell>
          <table:table-cell table:formula="of:=[.B11]/([.B11]+[.E11])" office:value-type="float" office:value="0.5" calcext:value-type="float">
            <text:p>0.5</text:p>
          </table:table-cell>
          <table:table-cell table:formula="of:=[.B11]/([.B11]+0.5*([.C11]+[.E11]))" office:value-type="float" office:value="0.380952380952381" calcext:value-type="float">
            <text:p>0.380952380952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IF([.B12]+[.C12]&gt;0;[.B12]/([.B12]+[.C12]);0)" office:value-type="float" office:value="0.272727272727273" calcext:value-type="float">
            <text:p>0.272727272727273</text:p>
          </table:table-cell>
          <table:table-cell table:formula="of:=[.B12]/([.B12]+[.E12])" office:value-type="float" office:value="0.428571428571429" calcext:value-type="float">
            <text:p>0.428571428571429</text:p>
          </table:table-cell>
          <table:table-cell table:formula="of:=[.B12]/([.B12]+0.5*([.C12]+[.E12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IF([.B13]+[.C13]&gt;0;[.B13]/([.B13]+[.C13]);0)" office:value-type="float" office:value="0.230769230769231" calcext:value-type="float">
            <text:p>0.230769230769231</text:p>
          </table:table-cell>
          <table:table-cell table:formula="of:=[.B13]/([.B13]+[.E13])" office:value-type="float" office:value="0.428571428571429" calcext:value-type="float">
            <text:p>0.428571428571429</text:p>
          </table:table-cell>
          <table:table-cell table:formula="of:=[.B13]/([.B13]+0.5*([.C13]+[.E13]))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IF([.B14]+[.C14]&gt;0;[.B14]/([.B14]+[.C14]);0)" office:value-type="float" office:value="0.210526315789474" calcext:value-type="float">
            <text:p>0.210526315789474</text:p>
          </table:table-cell>
          <table:table-cell table:formula="of:=[.B14]/([.B14]+[.E14])" office:value-type="float" office:value="0.5" calcext:value-type="float">
            <text:p>0.5</text:p>
          </table:table-cell>
          <table:table-cell table:formula="of:=[.B14]/([.B14]+0.5*([.C14]+[.E14]))" office:value-type="float" office:value="0.296296296296296" calcext:value-type="float">
            <text:p>0.29629629629629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IF([.B15]+[.C15]&gt;0;[.B15]/([.B15]+[.C15]);0)" office:value-type="float" office:value="0.272727272727273" calcext:value-type="float">
            <text:p>0.272727272727273</text:p>
          </table:table-cell>
          <table:table-cell table:formula="of:=[.B15]/([.B15]+[.E15])" office:value-type="float" office:value="0.428571428571429" calcext:value-type="float">
            <text:p>0.428571428571429</text:p>
          </table:table-cell>
          <table:table-cell table:formula="of:=[.B15]/([.B15]+0.5*([.C15]+[.E15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IF([.B16]+[.C16]&gt;0;[.B16]/([.B16]+[.C16]);0)" office:value-type="float" office:value="0.357142857142857" calcext:value-type="float">
            <text:p>0.357142857142857</text:p>
          </table:table-cell>
          <table:table-cell table:formula="of:=[.B16]/([.B16]+[.E16])" office:value-type="float" office:value="0.714285714285714" calcext:value-type="float">
            <text:p>0.714285714285714</text:p>
          </table:table-cell>
          <table:table-cell table:formula="of:=[.B16]/([.B16]+0.5*([.C16]+[.E16]))" office:value-type="float" office:value="0.476190476190476" calcext:value-type="float">
            <text:p>0.4761904761904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IF([.B17]+[.C17]&gt;0;[.B17]/([.B17]+[.C17]);0)" office:value-type="float" office:value="0.416666666666667" calcext:value-type="float">
            <text:p>0.416666666666667</text:p>
          </table:table-cell>
          <table:table-cell table:formula="of:=[.B17]/([.B17]+[.E17])" office:value-type="float" office:value="0.714285714285714" calcext:value-type="float">
            <text:p>0.714285714285714</text:p>
          </table:table-cell>
          <table:table-cell table:formula="of:=[.B17]/([.B17]+0.5*([.C17]+[.E17]))" office:value-type="float" office:value="0.526315789473684" calcext:value-type="float">
            <text:p>0.5263157894736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IF([.B18]+[.C18]&gt;0;[.B18]/([.B18]+[.C18]);0)" office:value-type="float" office:value="0.384615384615385" calcext:value-type="float">
            <text:p>0.384615384615385</text:p>
          </table:table-cell>
          <table:table-cell table:formula="of:=[.B18]/([.B18]+[.E18])" office:value-type="float" office:value="0.625" calcext:value-type="float">
            <text:p>0.625</text:p>
          </table:table-cell>
          <table:table-cell table:formula="of:=[.B18]/([.B18]+0.5*([.C18]+[.E18]))" office:value-type="float" office:value="0.476190476190476" calcext:value-type="float">
            <text:p>0.4761904761904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19]+[.C19]&gt;0;[.B19]/([.B19]+[.C19]);0)" office:value-type="float" office:value="0.25" calcext:value-type="float">
            <text:p>0.25</text:p>
          </table:table-cell>
          <table:table-cell table:formula="of:=[.B19]/([.B19]+[.E19])" office:value-type="float" office:value="0.571428571428571" calcext:value-type="float">
            <text:p>0.571428571428571</text:p>
          </table:table-cell>
          <table:table-cell table:formula="of:=[.B19]/([.B19]+0.5*([.C19]+[.E19]))" office:value-type="float" office:value="0.347826086956522" calcext:value-type="float">
            <text:p>0.3478260869565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F([.B20]+[.C20]&gt;0;[.B20]/([.B20]+[.C20]);0)" office:value-type="float" office:value="0.266666666666667" calcext:value-type="float">
            <text:p>0.266666666666667</text:p>
          </table:table-cell>
          <table:table-cell table:formula="of:=[.B20]/([.B20]+[.E20])" office:value-type="float" office:value="0.5" calcext:value-type="float">
            <text:p>0.5</text:p>
          </table:table-cell>
          <table:table-cell table:formula="of:=[.B20]/([.B20]+0.5*([.C20]+[.E20]))" office:value-type="float" office:value="0.347826086956522" calcext:value-type="float">
            <text:p>0.3478260869565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B21]+[.C21]&gt;0;[.B21]/([.B21]+[.C21]);0)" office:value-type="float" office:value="0.411764705882353" calcext:value-type="float">
            <text:p>0.411764705882353</text:p>
          </table:table-cell>
          <table:table-cell table:formula="of:=[.B21]/([.B21]+[.E21])" office:value-type="float" office:value="1" calcext:value-type="float">
            <text:p>1</text:p>
          </table:table-cell>
          <table:table-cell table:formula="of:=[.B21]/([.B21]+0.5*([.C21]+[.E21]))" office:value-type="float" office:value="0.583333333333333" calcext:value-type="float">
            <text:p>0.58333333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22]+[.C22]&gt;0;[.B22]/([.B22]+[.C22]);0)" office:value-type="float" office:value="0.25" calcext:value-type="float">
            <text:p>0.25</text:p>
          </table:table-cell>
          <table:table-cell table:formula="of:=[.B22]/([.B22]+[.E22])" office:value-type="float" office:value="0.5" calcext:value-type="float">
            <text:p>0.5</text:p>
          </table:table-cell>
          <table:table-cell table:formula="of:=[.B22]/([.B22]+0.5*([.C22]+[.E22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F([.B23]+[.C23]&gt;0;[.B23]/([.B23]+[.C23]);0)" office:value-type="float" office:value="0.230769230769231" calcext:value-type="float">
            <text:p>0.230769230769231</text:p>
          </table:table-cell>
          <table:table-cell table:formula="of:=[.B23]/([.B23]+[.E23])" office:value-type="float" office:value="0.375" calcext:value-type="float">
            <text:p>0.375</text:p>
          </table:table-cell>
          <table:table-cell table:formula="of:=[.B23]/([.B23]+0.5*([.C23]+[.E23]))" office:value-type="float" office:value="0.285714285714286" calcext:value-type="float">
            <text:p>0.2857142857142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IF([.B24]+[.C24]&gt;0;[.B24]/([.B24]+[.C24]);0)" office:value-type="float" office:value="0.384615384615385" calcext:value-type="float">
            <text:p>0.384615384615385</text:p>
          </table:table-cell>
          <table:table-cell table:formula="of:=[.B24]/([.B24]+[.E24])" office:value-type="float" office:value="0.625" calcext:value-type="float">
            <text:p>0.625</text:p>
          </table:table-cell>
          <table:table-cell table:formula="of:=[.B24]/([.B24]+0.5*([.C24]+[.E24]))" office:value-type="float" office:value="0.476190476190476" calcext:value-type="float">
            <text:p>0.4761904761904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[.B25]+[.C25]&gt;0;[.B25]/([.B25]+[.C25]);0)" office:value-type="float" office:value="0.294117647058823" calcext:value-type="float">
            <text:p>0.294117647058823</text:p>
          </table:table-cell>
          <table:table-cell table:formula="of:=[.B25]/([.B25]+[.E25])" office:value-type="float" office:value="0.714285714285714" calcext:value-type="float">
            <text:p>0.714285714285714</text:p>
          </table:table-cell>
          <table:table-cell table:formula="of:=[.B25]/([.B25]+0.5*([.C25]+[.E25]))" office:value-type="float" office:value="0.416666666666667" calcext:value-type="float">
            <text:p>0.4166666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[.B26]+[.C26]&gt;0;[.B26]/([.B26]+[.C26]);0)" office:value-type="float" office:value="0.31578947368421" calcext:value-type="float">
            <text:p>0.31578947368421</text:p>
          </table:table-cell>
          <table:table-cell table:formula="of:=[.B26]/([.B26]+[.E26])" office:value-type="float" office:value="0.75" calcext:value-type="float">
            <text:p>0.75</text:p>
          </table:table-cell>
          <table:table-cell table:formula="of:=[.B26]/([.B26]+0.5*([.C26]+[.E26]))" office:value-type="float" office:value="0.444444444444444" calcext:value-type="float">
            <text:p>0.4444444444444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[.B27]+[.C27]&gt;0;[.B27]/([.B27]+[.C27]);0)" office:value-type="float" office:value="0.15" calcext:value-type="float">
            <text:p>0.15</text:p>
          </table:table-cell>
          <table:table-cell table:formula="of:=[.B27]/([.B27]+[.E27])" office:value-type="float" office:value="0.428571428571429" calcext:value-type="float">
            <text:p>0.428571428571429</text:p>
          </table:table-cell>
          <table:table-cell table:formula="of:=[.B27]/([.B27]+0.5*([.C27]+[.E27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F([.B28]+[.C28]&gt;0;[.B28]/([.B28]+[.C28]);0)" office:value-type="float" office:value="0.230769230769231" calcext:value-type="float">
            <text:p>0.230769230769231</text:p>
          </table:table-cell>
          <table:table-cell table:formula="of:=[.B28]/([.B28]+[.E28])" office:value-type="float" office:value="0.375" calcext:value-type="float">
            <text:p>0.375</text:p>
          </table:table-cell>
          <table:table-cell table:formula="of:=[.B28]/([.B28]+0.5*([.C28]+[.E28]))" office:value-type="float" office:value="0.285714285714286" calcext:value-type="float">
            <text:p>0.2857142857142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[.B29]+[.C29]&gt;0;[.B29]/([.B29]+[.C29]);0)" office:value-type="float" office:value="0.285714285714286" calcext:value-type="float">
            <text:p>0.285714285714286</text:p>
          </table:table-cell>
          <table:table-cell table:formula="of:=[.B29]/([.B29]+[.E29])" office:value-type="float" office:value="0.5" calcext:value-type="float">
            <text:p>0.5</text:p>
          </table:table-cell>
          <table:table-cell table:formula="of:=[.B29]/([.B29]+0.5*([.C29]+[.E29]))" office:value-type="float" office:value="0.363636363636364" calcext:value-type="float">
            <text:p>0.3636363636363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[.B30]+[.C30]&gt;0;[.B30]/([.B30]+[.C30]);0)" office:value-type="float" office:value="0.352941176470588" calcext:value-type="float">
            <text:p>0.352941176470588</text:p>
          </table:table-cell>
          <table:table-cell table:formula="of:=[.B30]/([.B30]+[.E30])" office:value-type="float" office:value="0.75" calcext:value-type="float">
            <text:p>0.75</text:p>
          </table:table-cell>
          <table:table-cell table:formula="of:=[.B30]/([.B30]+0.5*([.C30]+[.E30]))"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IF([.B31]+[.C31]&gt;0;[.B31]/([.B31]+[.C31]);0)" office:value-type="float" office:value="0.272727272727273" calcext:value-type="float">
            <text:p>0.272727272727273</text:p>
          </table:table-cell>
          <table:table-cell table:formula="of:=[.B31]/([.B31]+[.E31])" office:value-type="float" office:value="0.428571428571429" calcext:value-type="float">
            <text:p>0.428571428571429</text:p>
          </table:table-cell>
          <table:table-cell table:formula="of:=[.B31]/([.B31]+0.5*([.C31]+[.E31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IF([.B32]+[.C32]&gt;0;[.B32]/([.B32]+[.C32]);0)" office:value-type="float" office:value="0.222222222222222" calcext:value-type="float">
            <text:p>0.222222222222222</text:p>
          </table:table-cell>
          <table:table-cell table:formula="of:=[.B32]/([.B32]+[.E32])" office:value-type="float" office:value="0.285714285714286" calcext:value-type="float">
            <text:p>0.285714285714286</text:p>
          </table:table-cell>
          <table:table-cell table:formula="of:=[.B32]/([.B32]+0.5*([.C32]+[.E32])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33]+[.C33]&gt;0;[.B33]/([.B33]+[.C33]);0)" office:value-type="float" office:value="0.222222222222222" calcext:value-type="float">
            <text:p>0.222222222222222</text:p>
          </table:table-cell>
          <table:table-cell table:formula="of:=[.B33]/([.B33]+[.E33])" office:value-type="float" office:value="0.5" calcext:value-type="float">
            <text:p>0.5</text:p>
          </table:table-cell>
          <table:table-cell table:formula="of:=[.B33]/([.B33]+0.5*([.C33]+[.E33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IF([.B34]+[.C34]&gt;0;[.B34]/([.B34]+[.C34]);0)" office:value-type="float" office:value="0.25" calcext:value-type="float">
            <text:p>0.25</text:p>
          </table:table-cell>
          <table:table-cell table:formula="of:=[.B34]/([.B34]+[.E34])" office:value-type="float" office:value="0.375" calcext:value-type="float">
            <text:p>0.375</text:p>
          </table:table-cell>
          <table:table-cell table:formula="of:=[.B34]/([.B34]+0.5*([.C34]+[.E34]))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IF([.B35]+[.C35]&gt;0;[.B35]/([.B35]+[.C35]);0)" office:value-type="float" office:value="0.3125" calcext:value-type="float">
            <text:p>0.3125</text:p>
          </table:table-cell>
          <table:table-cell table:formula="of:=[.B35]/([.B35]+[.E35])" office:value-type="float" office:value="0.714285714285714" calcext:value-type="float">
            <text:p>0.714285714285714</text:p>
          </table:table-cell>
          <table:table-cell table:formula="of:=[.B35]/([.B35]+0.5*([.C35]+[.E35]))" office:value-type="float" office:value="0.434782608695652" calcext:value-type="float">
            <text:p>0.4347826086956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IF([.B36]+[.C36]&gt;0;[.B36]/([.B36]+[.C36]);0)" office:value-type="float" office:value="0.285714285714286" calcext:value-type="float">
            <text:p>0.285714285714286</text:p>
          </table:table-cell>
          <table:table-cell table:formula="of:=[.B36]/([.B36]+[.E36])" office:value-type="float" office:value="0.75" calcext:value-type="float">
            <text:p>0.75</text:p>
          </table:table-cell>
          <table:table-cell table:formula="of:=[.B36]/([.B36]+0.5*([.C36]+[.E36]))" office:value-type="float" office:value="0.413793103448276" calcext:value-type="float">
            <text:p>0.4137931034482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37]+[.C37]&gt;0;[.B37]/([.B37]+[.C37]);0)" office:value-type="float" office:value="0.25" calcext:value-type="float">
            <text:p>0.25</text:p>
          </table:table-cell>
          <table:table-cell table:formula="of:=[.B37]/([.B37]+[.E37])" office:value-type="float" office:value="0.571428571428571" calcext:value-type="float">
            <text:p>0.571428571428571</text:p>
          </table:table-cell>
          <table:table-cell table:formula="of:=[.B37]/([.B37]+0.5*([.C37]+[.E37]))" office:value-type="float" office:value="0.347826086956522" calcext:value-type="float">
            <text:p>0.3478260869565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38]+[.C38]&gt;0;[.B38]/([.B38]+[.C38]);0)" office:value-type="float" office:value="0.25" calcext:value-type="float">
            <text:p>0.25</text:p>
          </table:table-cell>
          <table:table-cell table:formula="of:=[.B38]/([.B38]+[.E38])" office:value-type="float" office:value="0.5" calcext:value-type="float">
            <text:p>0.5</text:p>
          </table:table-cell>
          <table:table-cell table:formula="of:=[.B38]/([.B38]+0.5*([.C38]+[.E38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[.B39]+[.C39]&gt;0;[.B39]/([.B39]+[.C39]);0)" office:value-type="float" office:value="0.142857142857143" calcext:value-type="float">
            <text:p>0.142857142857143</text:p>
          </table:table-cell>
          <table:table-cell table:formula="of:=[.B39]/([.B39]+[.E39])" office:value-type="float" office:value="0.25" calcext:value-type="float">
            <text:p>0.25</text:p>
          </table:table-cell>
          <table:table-cell table:formula="of:=[.B39]/([.B39]+0.5*([.C39]+[.E39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[.B40]+[.C40]&gt;0;[.B40]/([.B40]+[.C40]);0)" office:value-type="float" office:value="0.31578947368421" calcext:value-type="float">
            <text:p>0.31578947368421</text:p>
          </table:table-cell>
          <table:table-cell table:formula="of:=[.B40]/([.B40]+[.E40])" office:value-type="float" office:value="0.75" calcext:value-type="float">
            <text:p>0.75</text:p>
          </table:table-cell>
          <table:table-cell table:formula="of:=[.B40]/([.B40]+0.5*([.C40]+[.E40]))" office:value-type="float" office:value="0.444444444444444" calcext:value-type="float">
            <text:p>0.4444444444444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B41]+[.C41]&gt;0;[.B41]/([.B41]+[.C41]);0)" office:value-type="float" office:value="0.4" calcext:value-type="float">
            <text:p>0.4</text:p>
          </table:table-cell>
          <table:table-cell table:formula="of:=[.B41]/([.B41]+[.E41])" office:value-type="float" office:value="0.857142857142857" calcext:value-type="float">
            <text:p>0.857142857142857</text:p>
          </table:table-cell>
          <table:table-cell table:formula="of:=[.B41]/([.B41]+0.5*([.C41]+[.E41]))" office:value-type="float" office:value="0.545454545454545" calcext:value-type="float">
            <text:p>0.5454545454545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B42]+[.C42]&gt;0;[.B42]/([.B42]+[.C42]);0)" office:value-type="float" office:value="0.2" calcext:value-type="float">
            <text:p>0.2</text:p>
          </table:table-cell>
          <table:table-cell table:formula="of:=[.B42]/([.B42]+[.E42])" office:value-type="float" office:value="0.285714285714286" calcext:value-type="float">
            <text:p>0.285714285714286</text:p>
          </table:table-cell>
          <table:table-cell table:formula="of:=[.B42]/([.B42]+0.5*([.C42]+[.E42]))" office:value-type="float" office:value="0.235294117647059" calcext:value-type="float">
            <text:p>0.2352941176470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B43]+[.C43]&gt;0;[.B43]/([.B43]+[.C43]);0)" office:value-type="float" office:value="0.19047619047619" calcext:value-type="float">
            <text:p>0.19047619047619</text:p>
          </table:table-cell>
          <table:table-cell table:formula="of:=[.B43]/([.B43]+[.E43])" office:value-type="float" office:value="0.5" calcext:value-type="float">
            <text:p>0.5</text:p>
          </table:table-cell>
          <table:table-cell table:formula="of:=[.B43]/([.B43]+0.5*([.C43]+[.E43]))" office:value-type="float" office:value="0.275862068965517" calcext:value-type="float">
            <text:p>0.2758620689655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44]+[.C44]&gt;0;[.B44]/([.B44]+[.C44]);0)" office:value-type="float" office:value="0.235294117647059" calcext:value-type="float">
            <text:p>0.235294117647059</text:p>
          </table:table-cell>
          <table:table-cell table:formula="of:=[.B44]/([.B44]+[.E44])" office:value-type="float" office:value="0.5" calcext:value-type="float">
            <text:p>0.5</text:p>
          </table:table-cell>
          <table:table-cell table:formula="of:=[.B44]/([.B44]+0.5*([.C44]+[.E44]))"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IF([.B45]+[.C45]&gt;0;[.B45]/([.B45]+[.C45]);0)" office:value-type="float" office:value="0.333333333333333" calcext:value-type="float">
            <text:p>0.333333333333333</text:p>
          </table:table-cell>
          <table:table-cell table:formula="of:=[.B45]/([.B45]+[.E45])" office:value-type="float" office:value="0.571428571428571" calcext:value-type="float">
            <text:p>0.571428571428571</text:p>
          </table:table-cell>
          <table:table-cell table:formula="of:=[.B45]/([.B45]+0.5*([.C45]+[.E45]))" office:value-type="float" office:value="0.421052631578947" calcext:value-type="float">
            <text:p>0.4210526315789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IF([.B46]+[.C46]&gt;0;[.B46]/([.B46]+[.C46]);0)" office:value-type="float" office:value="0.307692307692308" calcext:value-type="float">
            <text:p>0.307692307692308</text:p>
          </table:table-cell>
          <table:table-cell table:formula="of:=[.B46]/([.B46]+[.E46])" office:value-type="float" office:value="0.571428571428571" calcext:value-type="float">
            <text:p>0.571428571428571</text:p>
          </table:table-cell>
          <table:table-cell table:formula="of:=[.B46]/([.B46]+0.5*([.C46]+[.E46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47]+[.C47]&gt;0;[.B47]/([.B47]+[.C47]);0)" office:value-type="float" office:value="0.25" calcext:value-type="float">
            <text:p>0.25</text:p>
          </table:table-cell>
          <table:table-cell table:formula="of:=[.B47]/([.B47]+[.E47])" office:value-type="float" office:value="0.5" calcext:value-type="float">
            <text:p>0.5</text:p>
          </table:table-cell>
          <table:table-cell table:formula="of:=[.B47]/([.B47]+0.5*([.C47]+[.E47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B48]+[.C48]&gt;0;[.B48]/([.B48]+[.C48]);0)" office:value-type="float" office:value="0.277777777777778" calcext:value-type="float">
            <text:p>0.277777777777778</text:p>
          </table:table-cell>
          <table:table-cell table:formula="of:=[.B48]/([.B48]+[.E48])" office:value-type="float" office:value="0.714285714285714" calcext:value-type="float">
            <text:p>0.714285714285714</text:p>
          </table:table-cell>
          <table:table-cell table:formula="of:=[.B48]/([.B48]+0.5*([.C48]+[.E48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49]+[.C49]&gt;0;[.B49]/([.B49]+[.C49]);0)" office:value-type="float" office:value="0.25" calcext:value-type="float">
            <text:p>0.25</text:p>
          </table:table-cell>
          <table:table-cell table:formula="of:=[.B49]/([.B49]+[.E49])" office:value-type="float" office:value="0.5" calcext:value-type="float">
            <text:p>0.5</text:p>
          </table:table-cell>
          <table:table-cell table:formula="of:=[.B49]/([.B49]+0.5*([.C49]+[.E49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IF([.B50]+[.C50]&gt;0;[.B50]/([.B50]+[.C50]);0)" office:value-type="float" office:value="0.333333333333333" calcext:value-type="float">
            <text:p>0.333333333333333</text:p>
          </table:table-cell>
          <table:table-cell table:formula="of:=[.B50]/([.B50]+[.E50])" office:value-type="float" office:value="0.714285714285714" calcext:value-type="float">
            <text:p>0.714285714285714</text:p>
          </table:table-cell>
          <table:table-cell table:formula="of:=[.B50]/([.B50]+0.5*([.C50]+[.E50]))" office:value-type="float" office:value="0.454545454545455" calcext:value-type="float">
            <text:p>0.4545454545454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IF([.B51]+[.C51]&gt;0;[.B51]/([.B51]+[.C51]);0)" office:value-type="float" office:value="0.25" calcext:value-type="float">
            <text:p>0.25</text:p>
          </table:table-cell>
          <table:table-cell table:formula="of:=[.B51]/([.B51]+[.E51])" office:value-type="float" office:value="0.375" calcext:value-type="float">
            <text:p>0.375</text:p>
          </table:table-cell>
          <table:table-cell table:formula="of:=[.B51]/([.B51]+0.5*([.C51]+[.E51])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4.08" calcext:value-type="float">
            <text:p>4.08</text:p>
          </table:table-cell>
          <table:table-cell table:formula="of:=AVERAGE([.C1:.C51])" office:value-type="float" office:value="10.84" calcext:value-type="float">
            <text:p>10.84</text:p>
          </table:table-cell>
          <table:table-cell table:formula="of:=AVERAGE([.D1:.D51])" office:value-type="float" office:value="11.62" calcext:value-type="float">
            <text:p>11.62</text:p>
          </table:table-cell>
          <table:table-cell table:formula="of:=AVERAGE([.E1:.E51])" office:value-type="float" office:value="3.46" calcext:value-type="float">
            <text:p>3.46</text:p>
          </table:table-cell>
          <table:table-cell table:formula="of:=AVERAGE([.F1:.F51])" office:value-type="float" office:value="0.275586343395167" calcext:value-type="float">
            <text:p>0.275586343395167</text:p>
          </table:table-cell>
          <table:table-cell table:formula="of:=AVERAGE([.G1:.G51])" office:value-type="float" office:value="0.543214285714286" calcext:value-type="float">
            <text:p>0.543214285714286</text:p>
          </table:table-cell>
          <table:table-cell table:formula="of:=AVERAGE([.H1:.H51])" office:value-type="float" office:value="0.362999287516622" calcext:value-type="float">
            <text:p>0.36299928751662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1.24277503833895" calcext:value-type="float">
            <text:p>1.24277503833895</text:p>
          </table:table-cell>
          <table:table-cell table:formula="of:=STDEV([.C1:.C51])" office:value-type="float" office:value="2.58219966347314" calcext:value-type="float">
            <text:p>2.58219966347314</text:p>
          </table:table-cell>
          <table:table-cell table:formula="of:=STDEV([.D1:.D51])" office:value-type="float" office:value="2.7470949405226" calcext:value-type="float">
            <text:p>2.7470949405226</text:p>
          </table:table-cell>
          <table:table-cell table:formula="of:=STDEV([.E1:.E51])" office:value-type="float" office:value="1.32803368533624" calcext:value-type="float">
            <text:p>1.32803368533624</text:p>
          </table:table-cell>
          <table:table-cell table:formula="of:=STDEV([.F1:.F51])" office:value-type="float" office:value="0.0744076416430761" calcext:value-type="float">
            <text:p>0.074407641643076</text:p>
          </table:table-cell>
          <table:table-cell table:formula="of:=STDEV([.G1:.G51])" office:value-type="float" office:value="0.168988110428088" calcext:value-type="float">
            <text:p>0.168988110428088</text:p>
          </table:table-cell>
          <table:table-cell table:formula="of:=STDEV([.H1:.H51])" office:value-type="float" office:value="0.0995148364996607" calcext:value-type="float">
            <text:p>0.099514836499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44:44.370647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22:47:17.914263207</dc:date>
    <meta:editing-duration>PT3M29S</meta:editing-duration>
    <meta:editing-cycles>2</meta:editing-cycles>
    <meta:generator>LibreOffice/6.4.7.2$Linux_X86_64 LibreOffice_project/40$Build-2</meta:generator>
    <meta:document-statistic meta:table-count="1" meta:cell-count="373" meta:object-count="0"/>
  </office:meta>
</office:document-meta>
</file>